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224.79" calcext:value-type="float">
            <text:p>224.79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1.49" calcext:value-type="float">
            <text:p>21.49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69.8" calcext:value-type="float">
            <text:p>69.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256" calcext:value-type="float">
            <text:p>256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583.5" calcext:value-type="float">
            <text:p>2583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548.18" calcext:value-type="float">
            <text:p>548.18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4.4225" calcext:value-type="float">
            <text:p>34.422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201.45" calcext:value-type="float">
            <text:p>201.4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224.99" calcext:value-type="float">
            <text:p>224.99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2.04" calcext:value-type="float">
            <text:p>22.04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69.82" calcext:value-type="float">
            <text:p>69.8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256.9" calcext:value-type="float">
            <text:p>256.9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592" calcext:value-type="float">
            <text:p>2592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4.435" calcext:value-type="float">
            <text:p>34.43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200.6" calcext:value-type="float">
            <text:p>200.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1.3695068" calcext:value-type="float">
            <text:p>1.3695068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4050007" calcext:value-type="float">
            <text:p>0.4050007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16000366" calcext:value-type="float">
            <text:p>-0.16000366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75" calcext:value-type="float">
            <text:p>0.75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12" calcext:value-type="float">
            <text:p>-12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5.49" calcext:value-type="float">
            <text:p>5.49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57498932" calcext:value-type="float">
            <text:p>0.057498932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1.050003" calcext:value-type="float">
            <text:p>1.05000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5-01-21" calcext:value-type="string">
            <text:p>2025-01-21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1:52:59" calcext:value-type="string">
            <text:p>11:52:59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1:53:10" calcext:value-type="string">
            <text:p>11:53:1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38:05" calcext:value-type="string">
            <text:p>16:38:05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35:26" calcext:value-type="string">
            <text:p>17:35:26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30:00" calcext:value-type="string">
            <text:p>15:3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7:00" calcext:value-type="string">
            <text:p>08:07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6:31" calcext:value-type="string">
            <text:p>16:36:31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09" calcext:value-type="string">
            <text:p>17:36:09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0.006092383" calcext:value-type="percentage">
            <text:p>0.61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0.018846007" calcext:value-type="percentage">
            <text:p>1.88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-0.002292316" calcext:value-type="percentage">
            <text:p>-0.23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0.0029296875" calcext:value-type="percentage">
            <text:p>0.29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-0.0046448614" calcext:value-type="percentage">
            <text:p>-0.46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0.010014959" calcext:value-type="percentage">
            <text:p>1.00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0.001670388" calcext:value-type="percentage">
            <text:p>0.17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0.005212227" calcext:value-type="percentage">
            <text:p>0.52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223.1498" calcext:value-type="float">
            <text:p>223.1498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1.77" calcext:value-type="float">
            <text:p>21.77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9.22" calcext:value-type="float">
            <text:p>69.22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255.6" calcext:value-type="float">
            <text:p>255.6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551.5" calcext:value-type="float">
            <text:p>2551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4.315" calcext:value-type="float">
            <text:p>34.315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200.6" calcext:value-type="float">
            <text:p>200.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227.45" calcext:value-type="float">
            <text:p>227.45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2.41" calcext:value-type="float">
            <text:p>22.41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0.06" calcext:value-type="float">
            <text:p>70.06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257.8" calcext:value-type="float">
            <text:p>257.8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596.5" calcext:value-type="float">
            <text:p>2596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4.505" calcext:value-type="float">
            <text:p>34.505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202.5" calcext:value-type="float">
            <text:p>202.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226.1595" calcext:value-type="float">
            <text:p>226.1595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1.895" calcext:value-type="float">
            <text:p>21.89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69.64" calcext:value-type="float">
            <text:p>69.64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256.75" calcext:value-type="float">
            <text:p>256.75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571.5" calcext:value-type="float">
            <text:p>2571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553.67" calcext:value-type="float">
            <text:p>553.67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4.48" calcext:value-type="float">
            <text:p>34.48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202.5" calcext:value-type="float">
            <text:p>202.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226.25" calcext:value-type="float">
            <text:p>226.25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1.83" calcext:value-type="float">
            <text:p>21.83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9.64" calcext:value-type="float">
            <text:p>69.64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256.75" calcext:value-type="float">
            <text:p>256.75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571.5" calcext:value-type="float">
            <text:p>2571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4.485" calcext:value-type="float">
            <text:p>34.48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202.2" calcext:value-type="float">
            <text:p>202.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239.35" calcext:value-type="float">
            <text:p>239.3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0.3" calcext:value-type="float">
            <text:p>50.3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9.5" calcext:value-type="float">
            <text:p>79.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257.8" calcext:value-type="float">
            <text:p>257.8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2942.5" calcext:value-type="float">
            <text:p>2942.5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563.32" calcext:value-type="float">
            <text:p>563.32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5.82001" calcext:value-type="float">
            <text:p>35.82001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202.75" calcext:value-type="float">
            <text:p>202.7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226.35" calcext:value-type="float">
            <text:p>226.35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1.94" calcext:value-type="float">
            <text:p>21.94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69.66" calcext:value-type="float">
            <text:p>69.66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256.8" calcext:value-type="float">
            <text:p>256.8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572.5" calcext:value-type="float">
            <text:p>2572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4.51" calcext:value-type="float">
            <text:p>34.51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202.3" calcext:value-type="float">
            <text:p>202.3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62.62" calcext:value-type="float">
            <text:p>162.6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18.51" calcext:value-type="float">
            <text:p>18.5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71" calcext:value-type="float">
            <text:p>62.7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47.86" calcext:value-type="float">
            <text:p>147.86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867" calcext:value-type="float">
            <text:p>1867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447.36" calcext:value-type="float">
            <text:p>447.36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30.4455" calcext:value-type="float">
            <text:p>30.4455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35.26" calcext:value-type="float">
            <text:p>135.2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209117249536" calcext:value-type="float">
            <text:p>209,117,249,536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94433132544" calcext:value-type="float">
            <text:p>94,433,132,544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7696845824" calcext:value-type="float">
            <text:p>17,696,845,824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299498864640" calcext:value-type="float">
            <text:p>299,498,864,640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5336711299072" calcext:value-type="float">
            <text:p>5,336,711,299,072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200" calcext:value-type="float">
            <text:p>2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200" calcext:value-type="float">
            <text:p>2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1332096" calcext:value-type="float">
            <text:p>1,332,096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44922917" calcext:value-type="float">
            <text:p>44,922,917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52153547" calcext:value-type="float">
            <text:p>52,153,547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227091" calcext:value-type="float">
            <text:p>1,227,091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1941800" calcext:value-type="float">
            <text:p>1,941,8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327270" calcext:value-type="float">
            <text:p>327,270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11348" calcext:value-type="float">
            <text:p>11,34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4139065" calcext:value-type="float">
            <text:p>4,139,065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72201551" calcext:value-type="float">
            <text:p>72,201,551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87588465" calcext:value-type="float">
            <text:p>87,588,465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1401120" calcext:value-type="float">
            <text:p>1,401,120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5336910" calcext:value-type="float">
            <text:p>5,336,910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float" office:value="96833" calcext:value-type="float">
            <text:p>96,833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float" office:value="7846" calcext:value-type="float">
            <text:p>7,8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71" calcext:value-type="float">
            <text:p>0.71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026" calcext:value-type="float">
            <text:p>1.026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45" calcext:value-type="float">
            <text:p>0.545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874" calcext:value-type="float">
            <text:p>0.874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86" calcext:value-type="float">
            <text:p>6.86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3.74" calcext:value-type="float">
            <text:p>-3.74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7" calcext:value-type="float">
            <text:p>0.07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33" calcext:value-type="float">
            <text:p>2.33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35.63" calcext:value-type="float">
            <text:p>135.63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32.967857" calcext:value-type="float">
            <text:p>32.967857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9.948571" calcext:value-type="float">
            <text:p>9.948571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110.19314" calcext:value-type="float">
            <text:p>110.19314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8.95967" calcext:value-type="float">
            <text:p>18.95967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27.68252" calcext:value-type="float">
            <text:p>27.68252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8" calcext:value-type="float">
            <text:p>6.68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6" calcext:value-type="float">
            <text:p>0.06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2" calcext:value-type="float">
            <text:p>2.20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60" calcext:value-type="float">
            <text:p>6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6.7049" calcext:value-type="float">
            <text:p>6.70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297" calcext:value-type="float">
            <text:p>0.0297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224" calcext:value-type="float">
            <text:p>0.0224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1099994" calcext:value-type="float">
            <text:p>0.0811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086" calcext:value-type="float">
            <text:p>0.0086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32" calcext:value-type="float">
            <text:p>0.0232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4-11-12" calcext:value-type="string">
            <text:p>2024-11-12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8-07" calcext:value-type="string">
            <text:p>2024-08-07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4-11-21" calcext:value-type="string">
            <text:p>2024-11-21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4-05-16" calcext:value-type="string">
            <text:p>2024-05-16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5-03-28" calcext:value-type="string">
            <text:p>2025-03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0.97080004" calcext:value-type="float">
            <text:p>0.97080004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2.0833" calcext:value-type="float">
            <text:p>2.0833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0175" calcext:value-type="float">
            <text:p>1.0175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9483" calcext:value-type="float">
            <text:p>0.9483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36900002" calcext:value-type="float">
            <text:p>0.36900002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24644992" calcext:value-type="float">
            <text:p>924,644,992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312999936" calcext:value-type="float">
            <text:p>4,312,999,936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5411899392" calcext:value-type="float">
            <text:p>25,411,899,392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166499968" calcext:value-type="float">
            <text:p>1,166,499,968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075330048" calcext:value-type="float">
            <text:p>2,075,330,048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22712644" calcext:value-type="float">
            <text:p>922,712,644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306185460" calcext:value-type="float">
            <text:p>4,306,185,46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2125977340" calcext:value-type="float">
            <text:p>22,125,977,340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989176100" calcext:value-type="float">
            <text:p>989,176,100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" calcext:value-type="string">
            <text:p>Amundi LevDax Daily (2x) leveraged UCITS ETF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Europe/Berlin" calcext:value-type="string">
            <text:p>Europe/Berlin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4485" calcext:value-type="float">
            <text:p>0.84485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102130.65" calcext:value-type="float">
            <text:p>102130.65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22.93" calcext:value-type="float">
            <text:p>22.93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20990.31" calcext:value-type="float">
            <text:p>20990.31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5996.66" calcext:value-type="float">
            <text:p>5996.66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4620" calcext:value-type="float">
            <text:p>4620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9.12" calcext:value-type="float">
            <text:p>9.12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4482" calcext:value-type="float">
            <text:p>0.84482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102130.65" calcext:value-type="float">
            <text:p>102130.65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23.02" calcext:value-type="float">
            <text:p>23.02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20925.75" calcext:value-type="float">
            <text:p>20925.75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6014.12" calcext:value-type="float">
            <text:p>6014.12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4609" calcext:value-type="float">
            <text:p>4609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9.13" calcext:value-type="float">
            <text:p>9.13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0.0006200075" calcext:value-type="float">
            <text:p>0.0006200075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-998.2656" calcext:value-type="float">
            <text:p>-998.2656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-10.83" calcext:value-type="float">
            <text:p>-10.83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51.689453" calcext:value-type="float">
            <text:p>51.689453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34.049805" calcext:value-type="float">
            <text:p>34.049805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10" calcext:value-type="float">
            <text:p>-10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0.06000042" calcext:value-type="float">
            <text:p>0.06000042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2025-01-21" calcext:value-type="string">
            <text:p>2025-01-21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5-01-21" calcext:value-type="string">
            <text:p>2025-01-21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16:52:06" calcext:value-type="string">
            <text:p>16:52:06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16:50:00" calcext:value-type="string">
            <text:p>16:50:00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11:50:21" calcext:value-type="string">
            <text:p>11:50:21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7:30:14" calcext:value-type="string">
            <text:p>17:30:14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11:52:08" calcext:value-type="string">
            <text:p>11:52:08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7:24:10" calcext:value-type="string">
            <text:p>17:24:10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13:37:01" calcext:value-type="string">
            <text:p>13:37:01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0.00073384965" calcext:value-type="percentage">
            <text:p>0.07%</text:p>
          </table:table-cell>
          <table:table-cell table:style-name="ce51"/>
          <table:table-cell table:style-name="ce39" table:formula="of:=IF([.G$44]=0;&quot;&quot;;COM.FINANCIALS.GETINFO.PYTHON.FINANCIALSIMPL.GETREALTIME([.G$44];[.$C52];[.$B$3]))" office:value-type="percentage" office:value="-0.009369968" calcext:value-type="percentage">
            <text:p>-0.94%</text:p>
          </table:table-cell>
          <table:table-cell table:style-name="ce51"/>
          <table:table-cell table:style-name="ce39" table:formula="of:=IF([.I$44]=0;&quot;&quot;;COM.FINANCIALS.GETINFO.PYTHON.FINANCIALSIMPL.GETREALTIME([.I$44];[.$C52];[.$B$3]))" office:value-type="percentage" office:value="-0.47127938" calcext:value-type="percentage">
            <text:p>-47.13%</text:p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0.002462539" calcext:value-type="percentage">
            <text:p>0.25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0.0056781378" calcext:value-type="percentage">
            <text:p>0.57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-0.0021645022" calcext:value-type="percentage">
            <text:p>-0.22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0.0065862155" calcext:value-type="percentage">
            <text:p>0.66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4433" calcext:value-type="float">
            <text:p>0.84433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100351.13" calcext:value-type="float">
            <text:p>100351.13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1.5" calcext:value-type="float">
            <text:p>11.5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20922.8" calcext:value-type="float">
            <text:p>20922.8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6006.88" calcext:value-type="float">
            <text:p>6006.88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4593" calcext:value-type="float">
            <text:p>4593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9.1" calcext:value-type="float">
            <text:p>9.1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4622" calcext:value-type="float">
            <text:p>0.84622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106129" calcext:value-type="float">
            <text:p>106129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23.02" calcext:value-type="float">
            <text:p>23.02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21045.64" calcext:value-type="float">
            <text:p>21045.64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6036.57" calcext:value-type="float">
            <text:p>6036.57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4666" calcext:value-type="float">
            <text:p>4666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9.19" calcext:value-type="float">
            <text:p>9.19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4547" calcext:value-type="float">
            <text:p>0.84547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105540.86" calcext:value-type="float">
            <text:p>105540.86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12.1" calcext:value-type="float">
            <text:p>12.1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21042" calcext:value-type="float">
            <text:p>21042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6030.71" calcext:value-type="float">
            <text:p>6030.71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4610" calcext:value-type="float">
            <text:p>4610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9.18" calcext:value-type="float">
            <text:p>9.18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4547" calcext:value-type="float">
            <text:p>0.84547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float" office:value="6028.41" calcext:value-type="float">
            <text:p>6028.41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4609" calcext:value-type="float">
            <text:p>4609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9.17" calcext:value-type="float">
            <text:p>9.17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6432" calcext:value-type="float">
            <text:p>0.86432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109114.88" calcext:value-type="float">
            <text:p>109114.88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23.02" calcext:value-type="float">
            <text:p>23.02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21054.6" calcext:value-type="float">
            <text:p>21054.6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6099.97" calcext:value-type="float">
            <text:p>6099.97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4666" calcext:value-type="float">
            <text:p>4666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.771428" calcext:value-type="float">
            <text:p>10.771428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4555" calcext:value-type="float">
            <text:p>0.84555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float" office:value="6031.82" calcext:value-type="float">
            <text:p>6031.82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4610" calcext:value-type="float">
            <text:p>4610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9.18" calcext:value-type="float">
            <text:p>9.18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64668" calcext:value-type="float">
            <text:p>0.64668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38521.895" calcext:value-type="float">
            <text:p>38521.895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1.5" calcext:value-type="float">
            <text:p>11.5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6626.59" calcext:value-type="float">
            <text:p>16626.59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844.37" calcext:value-type="float">
            <text:p>4844.37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667" calcext:value-type="float">
            <text:p>2667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8.52" calcext:value-type="float">
            <text:p>8.52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 office:value-type="float" office:value="2091103158272" calcext:value-type="float">
            <text:p>2,091,103,158,272</text:p>
          </table:table-cell>
          <table:table-cell table:style-name="ce40"/>
          <table:table-cell table:style-name="ce40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69268021248" calcext:value-type="float">
            <text:p>69,268,021,248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100239179776" calcext:value-type="float">
            <text:p>100,239,179,776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3];[.$B$3]))" office:value-type="float" office:value="104349958144" calcext:value-type="float">
            <text:p>104,349,958,144</text:p>
          </table:table-cell>
          <table:table-cell table:style-name="ce40"/>
          <table:table-cell table:style-name="ce40" table:formula="of:=IF([.I$44]=0;&quot;&quot;;COM.FINANCIALS.GETINFO.PYTHON.FINANCIALSIMPL.GETREALTIME([.I$44];[.$C63];[.$B$3]))" office:value-type="float" office:value="92323" calcext:value-type="float">
            <text:p>92,323</text:p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float" office:value="1055865000" calcext:value-type="float">
            <text:p>1,055,865,000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3021884" calcext:value-type="float">
            <text:p>3,021,884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5134500" calcext:value-type="float">
            <text:p>5,134,50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4];[.$B$3]))" office:value-type="float" office:value="60627311332" calcext:value-type="float">
            <text:p>60,627,311,332</text:p>
          </table:table-cell>
          <table:table-cell table:style-name="ce40"/>
          <table:table-cell table:style-name="ce40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float" office:value="62807225" calcext:value-type="float">
            <text:p>62,807,225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float" office:value="4127231833" calcext:value-type="float">
            <text:p>4,127,231,833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3441350" calcext:value-type="float">
            <text:p>3,441,350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28753511" calcext:value-type="float">
            <text:p>28,753,511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436" calcext:value-type="float">
            <text:p>0.436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704" calcext:value-type="float">
            <text:p>0.704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6.03" calcext:value-type="float">
            <text:p>6.03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" calcext:value-type="float">
            <text:p>1.3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7.6451073" calcext:value-type="float">
            <text:p>7.6451073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061539" calcext:value-type="float">
            <text:p>7.061539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47" calcext:value-type="float">
            <text:p>1.47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35" calcext:value-type="float">
            <text:p>0.35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361" calcext:value-type="float">
            <text:p>0.0361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38599998" calcext:value-type="float">
            <text:p>0.0386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4-08-26" calcext:value-type="string">
            <text:p>2024-08-26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5-03-03" calcext:value-type="string">
            <text:p>2025-03-03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6479998" calcext:value-type="float">
            <text:p>0.26479998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3202" calcext:value-type="float">
            <text:p>0.3202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02560000" calcext:value-type="float">
            <text:p>150256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7114899968" calcext:value-type="float">
            <text:p>7114899968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19083439" calcext:value-type="float">
            <text:p>1519083439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464740552" calcext:value-type="float">
            <text:p>6464740552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                          P" calcext:value-type="string">
            <text:p>DAX <text:s text:c="26"/>P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" calcext:value-type="string">
            <text:p>Bank Leumi le-Israel B.M.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" calcext:value-type="string">
            <text:p>Itaúsa S.A.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America/Sao_Paulo" calcext:value-type="string">
            <text:p>America/Sao_Paulo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50321C00230000&quot;;Identifiers; [.$C$3];0)" office:value-type="string" office:string-value="IBM250321C00230000" calcext:value-type="string">
            <text:p>IBM250321C00230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8.35" calcext:value-type="float">
            <text:p>8.35</text:p>
          </table:table-cell>
          <table:table-cell/>
          <table:table-cell table:style-name="ce19" table:formula="of:=IF([.G$83]=0;&quot;&quot;;COM.FINANCIALS.GETINFO.PYTHON.FINANCIALSIMPL.GETREALTIME([.G$83];[.$C86];[.$B$3]))" office:value-type="float" office:value="6033.5" calcext:value-type="float">
            <text:p>6033.5</text:p>
          </table:table-cell>
          <table:table-cell/>
          <table:table-cell table:style-name="ce19" table:formula="of:=IF([.I$83]=0;&quot;&quot;;COM.FINANCIALS.GETINFO.PYTHON.FINANCIALSIMPL.GETREALTIME([.I$83];[.$C86];[.$B$3]))" office:value-type="float" office:value="2748.7" calcext:value-type="float">
            <text:p>2748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8.2" calcext:value-type="float">
            <text:p>8.2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6032.25" calcext:value-type="float">
            <text:p>6032.2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2739.6" calcext:value-type="float">
            <text:p>2739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.6399994" calcext:value-type="float">
            <text:p>0.6399994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31.25" calcext:value-type="float">
            <text:p>31.2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6.4001465" calcext:value-type="float">
            <text:p>6.400146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5-01-21" calcext:value-type="string">
            <text:p>2025-01-21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2025-01-21" calcext:value-type="string">
            <text:p>2025-01-21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5-01-21" calcext:value-type="string">
            <text:p>2025-01-2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11:10:09" calcext:value-type="string">
            <text:p>11:10:09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11:42:07" calcext:value-type="string">
            <text:p>11:42:07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11:42:05" calcext:value-type="string">
            <text:p>11:42:05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 office:value-type="percentage" office:value="0.076646626" calcext:value-type="percentage">
            <text:p>7.66%</text:p>
          </table:table-cell>
          <table:table-cell table:style-name="ce51"/>
          <table:table-cell table:style-name="ce39" table:formula="of:=IF([.G$83]=0;&quot;&quot;;COM.FINANCIALS.GETINFO.PYTHON.FINANCIALSIMPL.GETREALTIME([.G$83];[.$C91];[.$B$3]))" office:value-type="percentage" office:value="0.0051794145" calcext:value-type="percentage">
            <text:p>0.52%</text:p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0.0023284266" calcext:value-type="percentage">
            <text:p>0.23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8.2" calcext:value-type="float">
            <text:p>8.2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994.5" calcext:value-type="float">
            <text:p>5994.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2715.6" calcext:value-type="float">
            <text:p>2715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8.99" calcext:value-type="float">
            <text:p>8.99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6078.25" calcext:value-type="float">
            <text:p>6078.2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2760.7" calcext:value-type="float">
            <text:p>2760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8.99" calcext:value-type="float">
            <text:p>8.99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6064.75" calcext:value-type="float">
            <text:p>6064.7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2755.1" calcext:value-type="float">
            <text:p>2755.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8.75" calcext:value-type="float">
            <text:p>8.75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6063" calcext:value-type="float">
            <text:p>6063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2755.3" calcext:value-type="float">
            <text:p>2755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8.99" calcext:value-type="float">
            <text:p>8.99</text:p>
          </table:table-cell>
          <table:table-cell/>
          <table:table-cell table:style-name="ce19" table:formula="of:=IF([.G$83]=0;&quot;&quot;;COM.FINANCIALS.GETINFO.PYTHON.FINANCIALSIMPL.GETREALTIME([.G$83];[.$C96];[.$B$3]))" office:value-type="float" office:value="6111" calcext:value-type="float">
            <text:p>6111</text:p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2789" calcext:value-type="float">
            <text:p>278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8.95" calcext:value-type="float">
            <text:p>8.9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6063.25" calcext:value-type="float">
            <text:p>6063.2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2755.4" calcext:value-type="float">
            <text:p>2755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8.2" calcext:value-type="float">
            <text:p>8.2</text:p>
          </table:table-cell>
          <table:table-cell/>
          <table:table-cell table:style-name="ce19" table:formula="of:=IF([.G$83]=0;&quot;&quot;;COM.FINANCIALS.GETINFO.PYTHON.FINANCIALSIMPL.GETREALTIME([.G$83];[.$C98];[.$B$3]))" office:value-type="float" office:value="4866" calcext:value-type="float">
            <text:p>4866</text:p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1984.8" calcext:value-type="float">
            <text:p>1984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99];[.$B$3]))" office:value-type="float" office:value="1400" calcext:value-type="float">
            <text:p>14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float" office:value="800" calcext:value-type="float">
            <text:p>800</text:p>
          </table:table-cell>
          <table:table-cell/>
          <table:table-cell table:style-name="ce19" table:formula="of:=IF([.I$83]=0;&quot;&quot;;COM.FINANCIALS.GETINFO.PYTHON.FINANCIALSIMPL.GETREALTIME([.I$83];[.$C100];[.$B$3]))" office:value-type="float" office:value="800" calcext:value-type="float">
            <text:p>8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 office:value-type="float" office:value="23" calcext:value-type="float">
            <text:p>23</text:p>
          </table:table-cell>
          <table:table-cell table:style-name="ce40"/>
          <table:table-cell table:style-name="ce40" table:formula="of:=IF([.G$83]=0;&quot;&quot;;COM.FINANCIALS.GETINFO.PYTHON.FINANCIALSIMPL.GETREALTIME([.G$83];[.$C101];[.$B$3]))" office:value-type="float" office:value="1063885" calcext:value-type="float">
            <text:p>1,063,885</text:p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248255" calcext:value-type="float">
            <text:p>248,255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83]=0;&quot;&quot;;COM.FINANCIALS.GETINFO.PYTHON.FINANCIALSIMPL.GETREALTIME([.G$83];[.$C102];[.$B$3]))" office:value-type="float" office:value="1391500" calcext:value-type="float">
            <text:p>1,391,500</text:p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float" office:value="5595" calcext:value-type="float">
            <text:p>5,595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5-03-21" calcext:value-type="string">
            <text:p>2025-03-21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5-03-21" calcext:value-type="string">
            <text:p>2025-03-21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5-02-26" calcext:value-type="string">
            <text:p>2025-02-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50321C00230000" calcext:value-type="string">
            <text:p>IBM250321C00230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H25.CME" calcext:value-type="string">
            <text:p>ESH25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G25.CMX" calcext:value-type="string">
            <text:p>GCG25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Mar 2025 230.000 call" calcext:value-type="string">
            <text:p>IBM Mar 2025 230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Mar 25" calcext:value-type="string">
            <text:p>E-Mini S&amp;P 500 Mar 25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Feb 25" calcext:value-type="string">
            <text:p>Gold Feb 25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America/New_York" calcext:value-type="string">
            <text:p>America/New_York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4"/>
        <table:table-column table:style-name="co7" table:default-cell-style-name="ce74"/>
        <table:table-column table:style-name="co6" table:default-cell-style-name="ce74"/>
        <table:table-column table:style-name="co8" table:number-columns-repeated="2" table:default-cell-style-name="ce74"/>
        <table:table-column table:style-name="co3" table:number-columns-repeated="59" table:default-cell-style-name="ce74"/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Source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7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Identifiers</text:p>
          </table:table-cell>
          <table:table-cell table:style-name="ce7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GOOGLE</text:p>
          </table:table-cell>
          <table:table-cell table:style-name="ce77" office:value-type="string" calcext:value-type="string">
            <text:p>YAHOO</text:p>
          </table:table-cell>
          <table:table-cell table:style-name="ce77" office:value-type="string" calcext:value-type="string">
            <text:p>FT</text:p>
          </table:table-cell>
          <table:table-cell table:style-name="ce77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EURGBP</text:p>
          </table:table-cell>
          <table:table-cell table:style-name="ce78"/>
          <table:table-cell table:style-name="ce78" office:value-type="string" calcext:value-type="string">
            <text:p>EURGBP=X</text:p>
          </table:table-cell>
          <table:table-cell table:style-name="ce78" office:value-type="string" calcext:value-type="string">
            <text:p>EUR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SAP</text:p>
          </table:table-cell>
          <table:table-cell table:style-name="ce78" office:value-type="string" calcext:value-type="string">
            <text:p>ETR:SAP</text:p>
          </table:table-cell>
          <table:table-cell table:style-name="ce78" office:value-type="string" calcext:value-type="string">
            <text:p>SAP.DE</text:p>
          </table:table-cell>
          <table:table-cell table:style-name="ce78" office:value-type="string" calcext:value-type="string">
            <text:p>SAP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YY8</text:p>
          </table:table-cell>
          <table:table-cell table:style-name="ce78"/>
          <table:table-cell table:style-name="ce78" office:value-type="string" calcext:value-type="string">
            <text:p>LYY8.DE</text:p>
          </table:table-cell>
          <table:table-cell table:style-name="ce80" office:value-type="string" calcext:value-type="string">
            <text:p>LYY8:GER:EU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ERX</text:p>
          </table:table-cell>
          <table:table-cell table:style-name="ce78" office:value-type="string" calcext:value-type="string">
            <text:p>LON:VERX</text:p>
          </table:table-cell>
          <table:table-cell table:style-name="ce78" office:value-type="string" calcext:value-type="string">
            <text:p>VERX.L</text:p>
          </table:table-cell>
          <table:table-cell table:style-name="ce78" office:value-type="string" calcext:value-type="string">
            <text:p>VERX:LSE:GBP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OD</text:p>
          </table:table-cell>
          <table:table-cell table:style-name="ce78" office:value-type="string" calcext:value-type="string">
            <text:p>LON:VOD</text:p>
          </table:table-cell>
          <table:table-cell table:style-name="ce78" office:value-type="string" calcext:value-type="string">
            <text:p>VOD.L</text:p>
          </table:table-cell>
          <table:table-cell table:style-name="ce78" office:value-type="string" calcext:value-type="string">
            <text:p>VOD:LSE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VFIAX</text:p>
          </table:table-cell>
          <table:table-cell table:style-name="ce78" office:value-type="string" calcext:value-type="string">
            <text:p>MUTF:VFIAX</text:p>
          </table:table-cell>
          <table:table-cell table:number-columns-repeated="2" table:style-name="ce78" office:value-type="string" calcext:value-type="string">
            <text:p>VFIA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NASDAQ:INTC</text:p>
          </table:table-cell>
          <table:table-cell table:style-name="ce78" office:value-type="string" calcext:value-type="string">
            <text:p>INTC</text:p>
          </table:table-cell>
          <table:table-cell table:style-name="ce78" office:value-type="string" calcext:value-type="string">
            <text:p>INTC:NS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NYSE:IBM</text:p>
          </table:table-cell>
          <table:table-cell table:style-name="ce78" office:value-type="string" calcext:value-type="string">
            <text:p>IBM</text:p>
          </table:table-cell>
          <table:table-cell table:style-name="ce78" office:value-type="string" calcext:value-type="string">
            <text:p>IBM:NYQ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float" office:value="6503" calcext:value-type="float">
            <text:p>6503</text:p>
          </table:table-cell>
          <table:table-cell table:style-name="ce78" office:value-type="string" calcext:value-type="string">
            <text:p>TYO:6503</text:p>
          </table:table-cell>
          <table:table-cell table:style-name="ce78" office:value-type="string" calcext:value-type="string">
            <text:p>6503.T</text:p>
          </table:table-cell>
          <table:table-cell table:style-name="ce78" office:value-type="string" calcext:value-type="string">
            <text:p>6503:TY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LUMI</text:p>
          </table:table-cell>
          <table:table-cell table:style-name="ce78" office:value-type="string" calcext:value-type="string">
            <text:p>TLV:LUMI</text:p>
          </table:table-cell>
          <table:table-cell table:style-name="ce78" office:value-type="string" calcext:value-type="string">
            <text:p>LUMI.TA</text:p>
          </table:table-cell>
          <table:table-cell table:style-name="ce78" office:value-type="string" calcext:value-type="string">
            <text:p>LUMI:TLV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BM250321C00230000</text:p>
          </table:table-cell>
          <table:table-cell table:style-name="ce78"/>
          <table:table-cell table:style-name="ce78" office:value-type="string" calcext:value-type="string">
            <text:p>IBM250321C00230000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ZVZZT</text:p>
          </table:table-cell>
          <table:table-cell table:style-name="ce78"/>
          <table:table-cell table:style-name="ce78" office:value-type="string" calcext:value-type="string">
            <text:p>ZVZZT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style-name="ce78"/>
          <table:table-cell table:style-name="ce78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78" office:value-type="string" calcext:value-type="string">
            <text:p>ITSA4</text:p>
          </table:table-cell>
          <table:table-cell table:style-name="ce78"/>
          <table:table-cell table:style-name="ce78" office:value-type="string" calcext:value-type="string">
            <text:p>ITSA4.SA</text:p>
          </table:table-cell>
          <table:table-cell table:style-name="ce78" office:value-type="string" calcext:value-type="string">
            <text:p>ITSA4:SAO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ES=F</text:p>
          </table:table-cell>
          <table:table-cell table:style-name="ce78"/>
          <table:table-cell table:style-name="ce78" office:value-type="string" calcext:value-type="string">
            <text:p>ES=F</text:p>
          </table:table-cell>
          <table:table-cell table:style-name="ce78" table:number-columns-repeated="2"/>
          <table:table-cell table:number-columns-repeated="59"/>
        </table:table-row>
        <table:table-row table:style-name="ro1">
          <table:table-cell table:style-name="ce78" office:value-type="string" calcext:value-type="string">
            <text:p>GC=F</text:p>
          </table:table-cell>
          <table:table-cell table:style-name="ce78"/>
          <table:table-cell table:style-name="ce78" office:value-type="string" calcext:value-type="string">
            <text:p>GC=F</text:p>
          </table:table-cell>
          <table:table-cell table:style-name="ce78" office:value-type="string" calcext:value-type="string">
            <text:p>GC.1:CMX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table:number-columns-repeated="5"/>
          <table:table-cell table:number-columns-repeated="59"/>
        </table:table-row>
        <table:table-row table:style-name="ro1">
          <table:table-cell table:style-name="ce78" office:value-type="string" calcext:value-type="string">
            <text:p>DAX</text:p>
          </table:table-cell>
          <table:table-cell table:style-name="ce78" office:value-type="string" calcext:value-type="string">
            <text:p>INDEXDB:DAX</text:p>
          </table:table-cell>
          <table:table-cell table:style-name="ce78" office:value-type="string" calcext:value-type="string">
            <text:p>^GDAXI</text:p>
          </table:table-cell>
          <table:table-cell table:style-name="ce78" office:value-type="string" calcext:value-type="string">
            <text:p>DAXX:GER</text:p>
          </table:table-cell>
          <table:table-cell table:style-name="ce78"/>
          <table:table-cell table:number-columns-repeated="59"/>
        </table:table-row>
        <table:table-row table:style-name="ro1">
          <table:table-cell table:style-name="ce78" office:value-type="string" calcext:value-type="string">
            <text:p>INX</text:p>
          </table:table-cell>
          <table:table-cell table:style-name="ce78" office:value-type="string" calcext:value-type="string">
            <text:p>INDEXSP:.INX</text:p>
          </table:table-cell>
          <table:table-cell table:style-name="ce78" office:value-type="string" calcext:value-type="string">
            <text:p>^GSPC</text:p>
          </table:table-cell>
          <table:table-cell table:style-name="ce78" office:value-type="string" calcext:value-type="string">
            <text:p>INX:IOM</text:p>
          </table:table-cell>
          <table:table-cell table:style-name="ce78"/>
          <table:table-cell table:number-columns-repeated="59"/>
        </table:table-row>
        <table:table-row table:style-name="ro1" table:number-rows-repeated="15">
          <table:table-cell table:style-name="ce78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0"/>
        <table:table-column table:style-name="co2" table:default-cell-style-name="ce100"/>
        <table:table-column table:style-name="co3" table:default-cell-style-name="ce107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1" table:default-cell-style-name="ce100"/>
        <table:table-column table:style-name="co5" table:default-cell-style-name="ce121"/>
        <table:table-column table:style-name="co3" table:number-columns-repeated="51" table:default-cell-style-name="ce100"/>
        <table:table-row table:style-name="ro1">
          <table:table-cell table:number-columns-repeated="4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8" office:value-type="string" calcext:value-type="string">
            <text:p>AAPL</text:p>
          </table:table-cell>
          <table:table-cell table:style-name="ce101"/>
          <table:table-cell table:style-name="ce118" office:value-type="string" calcext:value-type="string">
            <text:p>TQQQ</text:p>
          </table:table-cell>
          <table:table-cell table:style-name="ce101"/>
          <table:table-cell table:style-name="ce118" office:value-type="string" calcext:value-type="string">
            <text:p>VOD.L</text:p>
          </table:table-cell>
          <table:table-cell table:style-name="ce101"/>
          <table:table-cell table:style-name="ce118" office:value-type="string" calcext:value-type="string">
            <text:p>SAP.DE</text:p>
          </table:table-cell>
          <table:table-cell table:style-name="ce101"/>
          <table:table-cell table:style-name="ce118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1" table:number-columns-repeated="4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office:value-type="string" calcext:value-type="string">
            <text:p>Field</text:p>
          </table:table-cell>
          <table:table-cell table:style-name="ce10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7" table:formula="of:=COM.FINANCIALS.GETINFO.PYTHON.FINANCIALSIMPL.GETHISTORIC([.E$2];[.$C7];[.E$4];[.E$3])" office:value-type="float" office:value="42.63" calcext:value-type="float">
            <text:p>42.63</text:p>
          </table:table-cell>
          <table:table-cell/>
          <table:table-cell table:style-name="ce117" table:formula="of:=COM.FINANCIALS.GETINFO.PYTHON.FINANCIALSIMPL.GETHISTORIC([.G$2];[.$C7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7];[.I$4];[.I$3])" office:value-type="float" office:value="234.7" calcext:value-type="float">
            <text:p>234.7</text:p>
          </table:table-cell>
          <table:table-cell/>
          <table:table-cell table:style-name="ce117" table:formula="of:=COM.FINANCIALS.GETINFO.PYTHON.FINANCIALSIMPL.GETHISTORIC([.K$2];[.$C7];[.K$4];[.K$3])" office:value-type="float" office:value="94.14" calcext:value-type="float">
            <text:p>94.14</text:p>
          </table:table-cell>
          <table:table-cell/>
          <table:table-cell table:style-name="ce117" table:formula="of:=COM.FINANCIALS.GETINFO.PYTHON.FINANCIALSIMPL.GETHISTORIC([.M$2];[.$C7];[.M$4];[.M$3])" office:value-type="float" office:value="12980.09" calcext:value-type="float">
            <text:p>12980.0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7" table:formula="of:=COM.FINANCIALS.GETINFO.PYTHON.FINANCIALSIMPL.GETHISTORIC([.E$2];[.$C8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8];[.G$4];[.G$3])" office:value-type="float" office:value="11.55" calcext:value-type="float">
            <text:p>11.55</text:p>
          </table:table-cell>
          <table:table-cell/>
          <table:table-cell table:style-name="ce117" table:formula="of:=COM.FINANCIALS.GETINFO.PYTHON.FINANCIALSIMPL.GETHISTORIC([.I$2];[.$C8];[.I$4];[.I$3])" office:value-type="float" office:value="233.6" calcext:value-type="float">
            <text:p>233.6</text:p>
          </table:table-cell>
          <table:table-cell/>
          <table:table-cell table:style-name="ce117" table:formula="of:=COM.FINANCIALS.GETINFO.PYTHON.FINANCIALSIMPL.GETHISTORIC([.K$2];[.$C8];[.K$4];[.K$3])" office:value-type="float" office:value="93.14" calcext:value-type="float">
            <text:p>93.14</text:p>
          </table:table-cell>
          <table:table-cell/>
          <table:table-cell table:style-name="ce117" table:formula="of:=COM.FINANCIALS.GETINFO.PYTHON.FINANCIALSIMPL.GETHISTORIC([.M$2];[.$C8];[.M$4];[.M$3])" office:value-type="float" office:value="12911.73" calcext:value-type="float">
            <text:p>12911.7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7" table:formula="of:=COM.FINANCIALS.GETINFO.PYTHON.FINANCIALSIMPL.GETHISTORIC([.E$2];[.$C9];[.E$4];[.E$3])" office:value-type="float" office:value="42.65" calcext:value-type="float">
            <text:p>42.65</text:p>
          </table:table-cell>
          <table:table-cell/>
          <table:table-cell table:style-name="ce117" table:formula="of:=COM.FINANCIALS.GETINFO.PYTHON.FINANCIALSIMPL.GETHISTORIC([.G$2];[.$C9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7" table:formula="of:=COM.FINANCIALS.GETINFO.PYTHON.FINANCIALSIMPL.GETHISTORIC([.K$2];[.$C9];[.K$4];[.K$3])" office:value-type="float" office:value="94.23" calcext:value-type="float">
            <text:p>94.23</text:p>
          </table:table-cell>
          <table:table-cell/>
          <table:table-cell table:style-name="ce117" table:formula="of:=COM.FINANCIALS.GETINFO.PYTHON.FINANCIALSIMPL.GETHISTORIC([.M$2];[.$C9];[.M$4];[.M$3])" office:value-type="float" office:value="12980.74" calcext:value-type="float">
            <text:p>12980.7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7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7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7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7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7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7" table:formula="of:=COM.FINANCIALS.GETINFO.PYTHON.FINANCIALSIMPL.GETHISTORIC([.E$2];[.$C11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7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7" table:formula="of:=COM.FINANCIALS.GETINFO.PYTHON.FINANCIALSIMPL.GETHISTORIC([.K$2];[.$C11];[.K$4];[.K$3])" office:value-type="float" office:value="93.45" calcext:value-type="float">
            <text:p>93.45</text:p>
          </table:table-cell>
          <table:table-cell/>
          <table:table-cell table:style-name="ce117" table:formula="of:=COM.FINANCIALS.GETINFO.PYTHON.FINANCIALSIMPL.GETHISTORIC([.M$2];[.$C11];[.M$4];[.M$3])" office:value-type="float" office:value="12917.64" calcext:value-type="float">
            <text:p>12917.6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7" table:formula="of:=COM.FINANCIALS.GETINFO.PYTHON.FINANCIALSIMPL.GETHISTORIC([.E$2];[.$C12];[.E$4];[.E$3])" office:value-type="float" office:value="39.81" calcext:value-type="float">
            <text:p>39.81</text:p>
          </table:table-cell>
          <table:table-cell/>
          <table:table-cell table:style-name="ce117" table:formula="of:=COM.FINANCIALS.GETINFO.PYTHON.FINANCIALSIMPL.GETHISTORIC([.G$2];[.$C12];[.G$4];[.G$3])" office:value-type="float" office:value="11.17" calcext:value-type="float">
            <text:p>11.17</text:p>
          </table:table-cell>
          <table:table-cell/>
          <table:table-cell table:style-name="ce117" table:formula="of:=COM.FINANCIALS.GETINFO.PYTHON.FINANCIALSIMPL.GETHISTORIC([.I$2];[.$C12];[.I$4];[.I$3])" office:value-type="float" office:value="136.05" calcext:value-type="float">
            <text:p>136.05</text:p>
          </table:table-cell>
          <table:table-cell/>
          <table:table-cell table:style-name="ce117" table:formula="of:=COM.FINANCIALS.GETINFO.PYTHON.FINANCIALSIMPL.GETHISTORIC([.K$2];[.$C12];[.K$4];[.K$3])" office:value-type="float" office:value="82.48" calcext:value-type="float">
            <text:p>82.48</text:p>
          </table:table-cell>
          <table:table-cell/>
          <table:table-cell table:style-name="ce117" table:formula="of:=COM.FINANCIALS.GETINFO.PYTHON.FINANCIALSIMPL.GETHISTORIC([.M$2];[.$C12];[.M$4];[.M$3])" office:value-type="float" office:value="12917.64" calcext:value-type="float">
            <text:p>12917.6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3" table:formula="of:=  TEXT([.C14];&quot;ddd&quot;)" office:value-type="string" office:string-value="Mon" calcext:value-type="string">
            <text:p>Mon</text:p>
          </table:table-cell>
          <table:table-cell table:style-name="ce116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4" calcext:value-type="float">
            <text:p>26.34</text:p>
          </table:table-cell>
          <table:table-cell/>
          <table:table-cell table:formula="of:=COM.FINANCIALS.GETINFO.PYTHON.FINANCIALSIMPL.GETHISTORIC([.G$2];91;[.$C14];[.G$3])" office:value-type="float" office:value="4.32" calcext:value-type="float">
            <text:p>4.3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" calcext:value-type="float">
            <text:p>70.58</text:p>
          </table:table-cell>
          <table:table-cell/>
          <table:table-cell table:formula="of:=COM.FINANCIALS.GETINFO.PYTHON.FINANCIALSIMPL.GETHISTORIC([.M$2];90;[.$C14];[.M$3])" office:value-type="float" office:value="10283.44" calcext:value-type="float">
            <text:p>10283.4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5];&quot;ddd&quot;)" office:value-type="string" office:string-value="Mon" calcext:value-type="string">
            <text:p>Mon</text:p>
          </table:table-cell>
          <table:table-cell table:style-name="ce116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1" calcext:value-type="float">
            <text:p>24.11</text:p>
          </table:table-cell>
          <table:table-cell/>
          <table:table-cell table:formula="of:=COM.FINANCIALS.GETINFO.PYTHON.FINANCIALSIMPL.GETHISTORIC([.G$2];91;[.$C15];[.G$3])" office:value-type="float" office:value="3.65" calcext:value-type="float">
            <text:p>3.65</text:p>
          </table:table-cell>
          <table:table-cell/>
          <table:table-cell table:formula="of:=COM.FINANCIALS.GETINFO.PYTHON.FINANCIALSIMPL.GETHISTORIC([.I$2];90;[.$C15];[.I$3])" office:value-type="float" office:value="225.45" calcext:value-type="float">
            <text:p>225.45</text:p>
          </table:table-cell>
          <table:table-cell/>
          <table:table-cell table:formula="of:=COM.FINANCIALS.GETINFO.PYTHON.FINANCIALSIMPL.GETHISTORIC([.K$2];90;[.$C15];[.K$3])" office:value-type="float" office:value="73.19" calcext:value-type="float">
            <text:p>73.19</text:p>
          </table:table-cell>
          <table:table-cell/>
          <table:table-cell table:formula="of:=COM.FINANCIALS.GETINFO.PYTHON.FINANCIALSIMPL.GETHISTORIC([.M$2];90;[.$C15];[.M$3])" office:value-type="float" office:value="9757.88" calcext:value-type="float">
            <text:p>9757.8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6];&quot;ddd&quot;)" office:value-type="string" office:string-value="Tue" calcext:value-type="string">
            <text:p>Tue</text:p>
          </table:table-cell>
          <table:table-cell table:style-name="ce116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" calcext:value-type="float">
            <text:p>25.13</text:p>
          </table:table-cell>
          <table:table-cell/>
          <table:table-cell table:formula="of:=COM.FINANCIALS.GETINFO.PYTHON.FINANCIALSIMPL.GETHISTORIC([.G$2];91;[.$C16];[.G$3])" office:value-type="float" office:value="3.73" calcext:value-type="float">
            <text:p>3.73</text:p>
          </table:table-cell>
          <table:table-cell/>
          <table:table-cell table:formula="of:=COM.FINANCIALS.GETINFO.PYTHON.FINANCIALSIMPL.GETHISTORIC([.I$2];90;[.$C16];[.I$3])" office:value-type="float" office:value="222.6" calcext:value-type="float">
            <text:p>222.6</text:p>
          </table:table-cell>
          <table:table-cell/>
          <table:table-cell table:formula="of:=COM.FINANCIALS.GETINFO.PYTHON.FINANCIALSIMPL.GETHISTORIC([.K$2];90;[.$C16];[.K$3])" office:value-type="float" office:value="71.13" calcext:value-type="float">
            <text:p>71.13</text:p>
          </table:table-cell>
          <table:table-cell/>
          <table:table-cell table:formula="of:=COM.FINANCIALS.GETINFO.PYTHON.FINANCIALSIMPL.GETHISTORIC([.M$2];90;[.$C16];[.M$3])" office:value-type="float" office:value="9717.16" calcext:value-type="float">
            <text:p>9717.1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7];&quot;ddd&quot;)" office:value-type="string" office:string-value="Fri" calcext:value-type="string">
            <text:p>Fri</text:p>
          </table:table-cell>
          <table:table-cell table:style-name="ce116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5" calcext:value-type="float">
            <text:p>27.5</text:p>
          </table:table-cell>
          <table:table-cell/>
          <table:table-cell table:formula="of:=COM.FINANCIALS.GETINFO.PYTHON.FINANCIALSIMPL.GETHISTORIC([.G$2];91;[.$C17];[.G$3])" office:value-type="float" office:value="4.26" calcext:value-type="float">
            <text:p>4.26</text:p>
          </table:table-cell>
          <table:table-cell/>
          <table:table-cell table:formula="of:=COM.FINANCIALS.GETINFO.PYTHON.FINANCIALSIMPL.GETHISTORIC([.I$2];90;[.$C17];[.I$3])" office:value-type="float" office:value="220.2" calcext:value-type="float">
            <text:p>220.2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4" calcext:value-type="float">
            <text:p>9794.6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8];&quot;ddd&quot;)" office:value-type="string" office:string-value="Tue" calcext:value-type="string">
            <text:p>Tue</text:p>
          </table:table-cell>
          <table:table-cell table:style-name="ce116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8" calcext:value-type="float">
            <text:p>23.8</text:p>
          </table:table-cell>
          <table:table-cell/>
          <table:table-cell table:formula="of:=COM.FINANCIALS.GETINFO.PYTHON.FINANCIALSIMPL.GETHISTORIC([.G$2];91;[.$C18];[.G$3])" office:value-type="float" office:value="3.72" calcext:value-type="float">
            <text:p>3.72</text:p>
          </table:table-cell>
          <table:table-cell/>
          <table:table-cell table:formula="of:=COM.FINANCIALS.GETINFO.PYTHON.FINANCIALSIMPL.GETHISTORIC([.I$2];90;[.$C18];[.I$3])" office:value-type="float" office:value="220.55" calcext:value-type="float">
            <text:p>220.55</text:p>
          </table:table-cell>
          <table:table-cell/>
          <table:table-cell table:formula="of:=COM.FINANCIALS.GETINFO.PYTHON.FINANCIALSIMPL.GETHISTORIC([.K$2];90;[.$C18];[.K$3])" office:value-type="float" office:value="67.99" calcext:value-type="float">
            <text:p>67.99</text:p>
          </table:table-cell>
          <table:table-cell/>
          <table:table-cell table:formula="of:=COM.FINANCIALS.GETINFO.PYTHON.FINANCIALSIMPL.GETHISTORIC([.M$2];90;[.$C18];[.M$3])" office:value-type="float" office:value="9926.77" calcext:value-type="float">
            <text:p>9926.7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19];&quot;ddd&quot;)" office:value-type="string" office:string-value="Wed" calcext:value-type="string">
            <text:p>Wed</text:p>
          </table:table-cell>
          <table:table-cell table:style-name="ce116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" calcext:value-type="float">
            <text:p>24.61</text:p>
          </table:table-cell>
          <table:table-cell/>
          <table:table-cell table:formula="of:=COM.FINANCIALS.GETINFO.PYTHON.FINANCIALSIMPL.GETHISTORIC([.G$2];91;[.$C19];[.G$3])" office:value-type="float" office:value="4.21" calcext:value-type="float">
            <text:p>4.21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" calcext:value-type="float">
            <text:p>72.62</text:p>
          </table:table-cell>
          <table:table-cell/>
          <table:table-cell table:formula="of:=COM.FINANCIALS.GETINFO.PYTHON.FINANCIALSIMPL.GETHISTORIC([.M$2];90;[.$C19];[.M$3])" office:value-type="float" office:value="10204.44" calcext:value-type="float">
            <text:p>10204.4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0];&quot;ddd&quot;)" office:value-type="string" office:string-value="Fri" calcext:value-type="string">
            <text:p>Fri</text:p>
          </table:table-cell>
          <table:table-cell table:style-name="ce116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" calcext:value-type="float">
            <text:p>23.97</text:p>
          </table:table-cell>
          <table:table-cell/>
          <table:table-cell table:formula="of:=COM.FINANCIALS.GETINFO.PYTHON.FINANCIALSIMPL.GETHISTORIC([.G$2];91;[.$C20];[.G$3])" office:value-type="float" office:value="3.93" calcext:value-type="float">
            <text:p>3.93</text:p>
          </table:table-cell>
          <table:table-cell/>
          <table:table-cell table:formula="of:=COM.FINANCIALS.GETINFO.PYTHON.FINANCIALSIMPL.GETHISTORIC([.I$2];90;[.$C20];[.I$3])" office:value-type="float" office:value="229.2" calcext:value-type="float">
            <text:p>229.2</text:p>
          </table:table-cell>
          <table:table-cell/>
          <table:table-cell table:formula="of:=COM.FINANCIALS.GETINFO.PYTHON.FINANCIALSIMPL.GETHISTORIC([.K$2];90;[.$C20];[.K$3])" office:value-type="float" office:value="67.4" calcext:value-type="float">
            <text:p>67.4</text:p>
          </table:table-cell>
          <table:table-cell/>
          <table:table-cell table:formula="of:=COM.FINANCIALS.GETINFO.PYTHON.FINANCIALSIMPL.GETHISTORIC([.M$2];90;[.$C20];[.M$3])" office:value-type="float" office:value="9776.12" calcext:value-type="float">
            <text:p>9776.1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1];&quot;ddd&quot;)" office:value-type="string" office:string-value="Mon" calcext:value-type="string">
            <text:p>Mon</text:p>
          </table:table-cell>
          <table:table-cell table:style-name="ce116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" calcext:value-type="float">
            <text:p>26.51</text:p>
          </table:table-cell>
          <table:table-cell/>
          <table:table-cell table:formula="of:=COM.FINANCIALS.GETINFO.PYTHON.FINANCIALSIMPL.GETHISTORIC([.G$2];91;[.$C21];[.G$3])" office:value-type="float" office:value="4.82" calcext:value-type="float">
            <text:p>4.82</text:p>
          </table:table-cell>
          <table:table-cell/>
          <table:table-cell table:formula="of:=COM.FINANCIALS.GETINFO.PYTHON.FINANCIALSIMPL.GETHISTORIC([.I$2];90;[.$C21];[.I$3])" office:value-type="float" office:value="229.95" calcext:value-type="float">
            <text:p>229.95</text:p>
          </table:table-cell>
          <table:table-cell/>
          <table:table-cell table:formula="of:=COM.FINANCIALS.GETINFO.PYTHON.FINANCIALSIMPL.GETHISTORIC([.K$2];90;[.$C21];[.K$3])" office:value-type="float" office:value="78.41" calcext:value-type="float">
            <text:p>78.41</text:p>
          </table:table-cell>
          <table:table-cell/>
          <table:table-cell table:formula="of:=COM.FINANCIALS.GETINFO.PYTHON.FINANCIALSIMPL.GETHISTORIC([.M$2];90;[.$C21];[.M$3])" office:value-type="float" office:value="10330.52" calcext:value-type="float">
            <text:p>10330.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2];&quot;ddd&quot;)" office:value-type="string" office:string-value="Thu" calcext:value-type="string">
            <text:p>Thu</text:p>
          </table:table-cell>
          <table:table-cell table:style-name="ce116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" calcext:value-type="float">
            <text:p>26.68</text:p>
          </table:table-cell>
          <table:table-cell/>
          <table:table-cell table:formula="of:=COM.FINANCIALS.GETINFO.PYTHON.FINANCIALSIMPL.GETHISTORIC([.G$2];91;[.$C22];[.G$3])" office:value-type="float" office:value="4.91" calcext:value-type="float">
            <text:p>4.91</text:p>
          </table:table-cell>
          <table:table-cell/>
          <table:table-cell table:formula="of:=COM.FINANCIALS.GETINFO.PYTHON.FINANCIALSIMPL.GETHISTORIC([.I$2];90;[.$C22];[.I$3])" office:value-type="float" office:value="223.35" calcext:value-type="float">
            <text:p>223.35</text:p>
          </table:table-cell>
          <table:table-cell/>
          <table:table-cell table:formula="of:=COM.FINANCIALS.GETINFO.PYTHON.FINANCIALSIMPL.GETHISTORIC([.K$2];90;[.$C22];[.K$3])" office:value-type="float" office:value="78.8" calcext:value-type="float">
            <text:p>78.8</text:p>
          </table:table-cell>
          <table:table-cell/>
          <table:table-cell table:formula="of:=COM.FINANCIALS.GETINFO.PYTHON.FINANCIALSIMPL.GETHISTORIC([.M$2];90;[.$C22];[.M$3])" office:value-type="float" office:value="10534.31" calcext:value-type="float">
            <text:p>10534.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3];&quot;ddd&quot;)" office:value-type="string" office:string-value="Tue" calcext:value-type="string">
            <text:p>Tue</text:p>
          </table:table-cell>
          <table:table-cell table:style-name="ce116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3" calcext:value-type="float">
            <text:p>5.13</text:p>
          </table:table-cell>
          <table:table-cell/>
          <table:table-cell table:formula="of:=COM.FINANCIALS.GETINFO.PYTHON.FINANCIALSIMPL.GETHISTORIC([.I$2];90;[.$C23];[.I$3])" office:value-type="float" office:value="227.8" calcext:value-type="float">
            <text:p>227.8</text:p>
          </table:table-cell>
          <table:table-cell/>
          <table:table-cell table:formula="of:=COM.FINANCIALS.GETINFO.PYTHON.FINANCIALSIMPL.GETHISTORIC([.K$2];90;[.$C23];[.K$3])" office:value-type="float" office:value="81.47" calcext:value-type="float">
            <text:p>81.47</text:p>
          </table:table-cell>
          <table:table-cell/>
          <table:table-cell table:formula="of:=COM.FINANCIALS.GETINFO.PYTHON.FINANCIALSIMPL.GETHISTORIC([.M$2];90;[.$C23];[.M$3])" office:value-type="float" office:value="10619.61" calcext:value-type="float">
            <text:p>10619.6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4];&quot;ddd&quot;)" office:value-type="string" office:string-value="Tue" calcext:value-type="string">
            <text:p>Tue</text:p>
          </table:table-cell>
          <table:table-cell table:style-name="ce116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" calcext:value-type="float">
            <text:p>27.87</text:p>
          </table:table-cell>
          <table:table-cell/>
          <table:table-cell table:formula="of:=COM.FINANCIALS.GETINFO.PYTHON.FINANCIALSIMPL.GETHISTORIC([.G$2];91;[.$C24];[.G$3])" office:value-type="float" office:value="4.83" calcext:value-type="float">
            <text:p>4.83</text:p>
          </table:table-cell>
          <table:table-cell/>
          <table:table-cell table:formula="of:=COM.FINANCIALS.GETINFO.PYTHON.FINANCIALSIMPL.GETHISTORIC([.I$2];90;[.$C24];[.I$3])" office:value-type="float" office:value="221.7" calcext:value-type="float">
            <text:p>221.7</text:p>
          </table:table-cell>
          <table:table-cell/>
          <table:table-cell table:formula="of:=COM.FINANCIALS.GETINFO.PYTHON.FINANCIALSIMPL.GETHISTORIC([.K$2];90;[.$C24];[.K$3])" office:value-type="float" office:value="78.52" calcext:value-type="float">
            <text:p>78.52</text:p>
          </table:table-cell>
          <table:table-cell/>
          <table:table-cell table:formula="of:=COM.FINANCIALS.GETINFO.PYTHON.FINANCIALSIMPL.GETHISTORIC([.M$2];90;[.$C24];[.M$3])" office:value-type="float" office:value="10526.16" calcext:value-type="float">
            <text:p>10526.1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5];&quot;ddd&quot;)" office:value-type="string" office:string-value="Thu" calcext:value-type="string">
            <text:p>Thu</text:p>
          </table:table-cell>
          <table:table-cell table:style-name="ce116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" calcext:value-type="float">
            <text:p>27.37</text:p>
          </table:table-cell>
          <table:table-cell/>
          <table:table-cell table:formula="of:=COM.FINANCIALS.GETINFO.PYTHON.FINANCIALSIMPL.GETHISTORIC([.G$2];91;[.$C25];[.G$3])" office:value-type="float" office:value="4.72" calcext:value-type="float">
            <text:p>4.72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3" calcext:value-type="float">
            <text:p>77.53</text:p>
          </table:table-cell>
          <table:table-cell/>
          <table:table-cell table:formula="of:=COM.FINANCIALS.GETINFO.PYTHON.FINANCIALSIMPL.GETHISTORIC([.M$2];90;[.$C25];[.M$3])" office:value-type="float" office:value="10534.05" calcext:value-type="float">
            <text:p>10534.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6];&quot;ddd&quot;)" office:value-type="string" office:string-value="Tue" calcext:value-type="string">
            <text:p>Tue</text:p>
          </table:table-cell>
          <table:table-cell table:style-name="ce116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4" calcext:value-type="float">
            <text:p>29.04</text:p>
          </table:table-cell>
          <table:table-cell/>
          <table:table-cell table:formula="of:=COM.FINANCIALS.GETINFO.PYTHON.FINANCIALSIMPL.GETHISTORIC([.G$2];91;[.$C26];[.G$3])" office:value-type="float" office:value="5.24" calcext:value-type="float">
            <text:p>5.24</text:p>
          </table:table-cell>
          <table:table-cell/>
          <table:table-cell table:formula="of:=COM.FINANCIALS.GETINFO.PYTHON.FINANCIALSIMPL.GETHISTORIC([.I$2];90;[.$C26];[.I$3])" office:value-type="float" office:value="202.4" calcext:value-type="float">
            <text:p>202.4</text:p>
          </table:table-cell>
          <table:table-cell/>
          <table:table-cell table:formula="of:=COM.FINANCIALS.GETINFO.PYTHON.FINANCIALSIMPL.GETHISTORIC([.K$2];90;[.$C26];[.K$3])" office:value-type="float" office:value="82.89" calcext:value-type="float">
            <text:p>82.89</text:p>
          </table:table-cell>
          <table:table-cell/>
          <table:table-cell table:formula="of:=COM.FINANCIALS.GETINFO.PYTHON.FINANCIALSIMPL.GETHISTORIC([.M$2];90;[.$C26];[.M$3])" office:value-type="float" office:value="11584.24" calcext:value-type="float">
            <text:p>11584.2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7];&quot;ddd&quot;)" office:value-type="string" office:string-value="Wed" calcext:value-type="string">
            <text:p>Wed</text:p>
          </table:table-cell>
          <table:table-cell table:style-name="ce116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9" calcext:value-type="float">
            <text:p>32.19</text:p>
          </table:table-cell>
          <table:table-cell/>
          <table:table-cell table:formula="of:=COM.FINANCIALS.GETINFO.PYTHON.FINANCIALSIMPL.GETHISTORIC([.G$2];91;[.$C27];[.G$3])" office:value-type="float" office:value="6.04" calcext:value-type="float">
            <text:p>6.04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1" calcext:value-type="float">
            <text:p>84.1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8];&quot;ddd&quot;)" office:value-type="string" office:string-value="Wed" calcext:value-type="string">
            <text:p>Wed</text:p>
          </table:table-cell>
          <table:table-cell table:style-name="ce116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5" calcext:value-type="float">
            <text:p>34.95</text:p>
          </table:table-cell>
          <table:table-cell/>
          <table:table-cell table:formula="of:=COM.FINANCIALS.GETINFO.PYTHON.FINANCIALSIMPL.GETHISTORIC([.G$2];91;[.$C28];[.G$3])" office:value-type="float" office:value="6.94" calcext:value-type="float">
            <text:p>6.94</text:p>
          </table:table-cell>
          <table:table-cell/>
          <table:table-cell table:formula="of:=COM.FINANCIALS.GETINFO.PYTHON.FINANCIALSIMPL.GETHISTORIC([.I$2];90;[.$C28];[.I$3])" office:value-type="float" office:value="202.55" calcext:value-type="float">
            <text:p>202.55</text:p>
          </table:table-cell>
          <table:table-cell/>
          <table:table-cell table:formula="of:=COM.FINANCIALS.GETINFO.PYTHON.FINANCIALSIMPL.GETHISTORIC([.K$2];90;[.$C28];[.K$3])" office:value-type="float" office:value="89.37" calcext:value-type="float">
            <text:p>89.37</text:p>
          </table:table-cell>
          <table:table-cell/>
          <table:table-cell table:formula="of:=COM.FINANCIALS.GETINFO.PYTHON.FINANCIALSIMPL.GETHISTORIC([.M$2];90;[.$C28];[.M$3])" office:value-type="float" office:value="12067.19" calcext:value-type="float">
            <text:p>12067.1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29];&quot;ddd&quot;)" office:value-type="string" office:string-value="Mon" calcext:value-type="string">
            <text:p>Mon</text:p>
          </table:table-cell>
          <table:table-cell table:style-name="ce116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" calcext:value-type="float">
            <text:p>35.92</text:p>
          </table:table-cell>
          <table:table-cell/>
          <table:table-cell table:formula="of:=COM.FINANCIALS.GETINFO.PYTHON.FINANCIALSIMPL.GETHISTORIC([.G$2];91;[.$C29];[.G$3])" office:value-type="float" office:value="7.08" calcext:value-type="float">
            <text:p>7.08</text:p>
          </table:table-cell>
          <table:table-cell/>
          <table:table-cell table:formula="of:=COM.FINANCIALS.GETINFO.PYTHON.FINANCIALSIMPL.GETHISTORIC([.I$2];90;[.$C29];[.I$3])" office:value-type="float" office:value="206.65" calcext:value-type="float">
            <text:p>206.65</text:p>
          </table:table-cell>
          <table:table-cell/>
          <table:table-cell table:formula="of:=COM.FINANCIALS.GETINFO.PYTHON.FINANCIALSIMPL.GETHISTORIC([.K$2];90;[.$C29];[.K$3])" office:value-type="float" office:value="91.91" calcext:value-type="float">
            <text:p>91.91</text:p>
          </table:table-cell>
          <table:table-cell/>
          <table:table-cell table:formula="of:=COM.FINANCIALS.GETINFO.PYTHON.FINANCIALSIMPL.GETHISTORIC([.M$2];90;[.$C29];[.M$3])" office:value-type="float" office:value="12257.2" calcext:value-type="float">
            <text:p>12257.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0];&quot;ddd&quot;)" office:value-type="string" office:string-value="Tue" calcext:value-type="string">
            <text:p>Tue</text:p>
          </table:table-cell>
          <table:table-cell table:style-name="ce116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G$2];91;[.$C30];[.G$3])" office:value-type="float" office:value="7.91" calcext:value-type="float">
            <text:p>7.91</text:p>
          </table:table-cell>
          <table:table-cell/>
          <table:table-cell table:formula="of:=COM.FINANCIALS.GETINFO.PYTHON.FINANCIALSIMPL.GETHISTORIC([.I$2];90;[.$C30];[.I$3])" office:value-type="float" office:value="201.9" calcext:value-type="float">
            <text:p>201.9</text:p>
          </table:table-cell>
          <table:table-cell/>
          <table:table-cell table:formula="of:=COM.FINANCIALS.GETINFO.PYTHON.FINANCIALSIMPL.GETHISTORIC([.K$2];90;[.$C30];[.K$3])" office:value-type="float" office:value="92.8" calcext:value-type="float">
            <text:p>92.8</text:p>
          </table:table-cell>
          <table:table-cell/>
          <table:table-cell table:formula="of:=COM.FINANCIALS.GETINFO.PYTHON.FINANCIALSIMPL.GETHISTORIC([.M$2];90;[.$C30];[.M$3])" office:value-type="float" office:value="12507.9" calcext:value-type="float">
            <text:p>12507.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1];&quot;ddd&quot;)" office:value-type="string" office:string-value="Thu" calcext:value-type="string">
            <text:p>Thu</text:p>
          </table:table-cell>
          <table:table-cell table:style-name="ce116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" calcext:value-type="float">
            <text:p>38.29</text:p>
          </table:table-cell>
          <table:table-cell/>
          <table:table-cell table:formula="of:=COM.FINANCIALS.GETINFO.PYTHON.FINANCIALSIMPL.GETHISTORIC([.G$2];91;[.$C31];[.G$3])" office:value-type="float" office:value="8.65" calcext:value-type="float">
            <text:p>8.65</text:p>
          </table:table-cell>
          <table:table-cell/>
          <table:table-cell table:formula="of:=COM.FINANCIALS.GETINFO.PYTHON.FINANCIALSIMPL.GETHISTORIC([.I$2];90;[.$C31];[.I$3])" office:value-type="float" office:value="229.4" calcext:value-type="float">
            <text:p>229.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2" calcext:value-type="float">
            <text:p>12664.9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2];&quot;ddd&quot;)" office:value-type="string" office:string-value="Mon" calcext:value-type="string">
            <text:p>Mon</text:p>
          </table:table-cell>
          <table:table-cell table:style-name="ce116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8" calcext:value-type="float">
            <text:p>35.88</text:p>
          </table:table-cell>
          <table:table-cell/>
          <table:table-cell table:formula="of:=COM.FINANCIALS.GETINFO.PYTHON.FINANCIALSIMPL.GETHISTORIC([.G$2];91;[.$C32];[.G$3])" office:value-type="float" office:value="7.65" calcext:value-type="float">
            <text:p>7.65</text:p>
          </table:table-cell>
          <table:table-cell/>
          <table:table-cell table:formula="of:=COM.FINANCIALS.GETINFO.PYTHON.FINANCIALSIMPL.GETHISTORIC([.I$2];90;[.$C32];[.I$3])" office:value-type="float" office:value="218.7" calcext:value-type="float">
            <text:p>218.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1" calcext:value-type="float">
            <text:p>12475.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3];&quot;ddd&quot;)" office:value-type="string" office:string-value="Tue" calcext:value-type="string">
            <text:p>Tue</text:p>
          </table:table-cell>
          <table:table-cell table:style-name="ce116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" calcext:value-type="float">
            <text:p>37.51</text:p>
          </table:table-cell>
          <table:table-cell/>
          <table:table-cell table:formula="of:=COM.FINANCIALS.GETINFO.PYTHON.FINANCIALSIMPL.GETHISTORIC([.G$2];91;[.$C33];[.G$3])" office:value-type="float" office:value="8.91" calcext:value-type="float">
            <text:p>8.91</text:p>
          </table:table-cell>
          <table:table-cell/>
          <table:table-cell table:formula="of:=COM.FINANCIALS.GETINFO.PYTHON.FINANCIALSIMPL.GETHISTORIC([.I$2];90;[.$C33];[.I$3])" office:value-type="float" office:value="221.65" calcext:value-type="float">
            <text:p>221.65</text:p>
          </table:table-cell>
          <table:table-cell/>
          <table:table-cell table:formula="of:=COM.FINANCIALS.GETINFO.PYTHON.FINANCIALSIMPL.GETHISTORIC([.K$2];90;[.$C33];[.K$3])" office:value-type="float" office:value="90.54" calcext:value-type="float">
            <text:p>90.54</text:p>
          </table:table-cell>
          <table:table-cell/>
          <table:table-cell table:formula="of:=COM.FINANCIALS.GETINFO.PYTHON.FINANCIALSIMPL.GETHISTORIC([.M$2];90;[.$C33];[.M$3])" office:value-type="float" office:value="12251.29" calcext:value-type="float">
            <text:p>12251.2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4];&quot;ddd&quot;)" office:value-type="string" office:string-value="Fri" calcext:value-type="string">
            <text:p>Fri</text:p>
          </table:table-cell>
          <table:table-cell table:style-name="ce116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" calcext:value-type="float">
            <text:p>41.01</text:p>
          </table:table-cell>
          <table:table-cell/>
          <table:table-cell table:formula="of:=COM.FINANCIALS.GETINFO.PYTHON.FINANCIALSIMPL.GETHISTORIC([.G$2];91;[.$C34];[.G$3])" office:value-type="float" office:value="9.29" calcext:value-type="float">
            <text:p>9.2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6" calcext:value-type="float">
            <text:p>88.6</text:p>
          </table:table-cell>
          <table:table-cell/>
          <table:table-cell table:formula="of:=COM.FINANCIALS.GETINFO.PYTHON.FINANCIALSIMPL.GETHISTORIC([.M$2];90;[.$C34];[.M$3])" office:value-type="float" office:value="12142.64" calcext:value-type="float">
            <text:p>12142.6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5];&quot;ddd&quot;)" office:value-type="string" office:string-value="Mon" calcext:value-type="string">
            <text:p>Mon</text:p>
          </table:table-cell>
          <table:table-cell table:style-name="ce116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" calcext:value-type="float">
            <text:p>38.45</text:p>
          </table:table-cell>
          <table:table-cell/>
          <table:table-cell table:formula="of:=COM.FINANCIALS.GETINFO.PYTHON.FINANCIALSIMPL.GETHISTORIC([.G$2];91;[.$C35];[.G$3])" office:value-type="float" office:value="9.22" calcext:value-type="float">
            <text:p>9.22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" calcext:value-type="float">
            <text:p>94.08</text:p>
          </table:table-cell>
          <table:table-cell/>
          <table:table-cell table:formula="of:=COM.FINANCIALS.GETINFO.PYTHON.FINANCIALSIMPL.GETHISTORIC([.M$2];90;[.$C35];[.M$3])" office:value-type="float" office:value="12902.65" calcext:value-type="float">
            <text:p>12902.6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6];&quot;ddd&quot;)" office:value-type="string" office:string-value="Wed" calcext:value-type="string">
            <text:p>Wed</text:p>
          </table:table-cell>
          <table:table-cell table:style-name="ce116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" calcext:value-type="float">
            <text:p>41.72</text:p>
          </table:table-cell>
          <table:table-cell/>
          <table:table-cell table:formula="of:=COM.FINANCIALS.GETINFO.PYTHON.FINANCIALSIMPL.GETHISTORIC([.G$2];91;[.$C36];[.G$3])" office:value-type="float" office:value="10.45" calcext:value-type="float">
            <text:p>10.45</text:p>
          </table:table-cell>
          <table:table-cell/>
          <table:table-cell table:formula="of:=COM.FINANCIALS.GETINFO.PYTHON.FINANCIALSIMPL.GETHISTORIC([.I$2];90;[.$C36];[.I$3])" office:value-type="float" office:value="218.95" calcext:value-type="float">
            <text:p>218.95</text:p>
          </table:table-cell>
          <table:table-cell/>
          <table:table-cell table:formula="of:=COM.FINANCIALS.GETINFO.PYTHON.FINANCIALSIMPL.GETHISTORIC([.K$2];90;[.$C36];[.K$3])" office:value-type="float" office:value="100.35" calcext:value-type="float">
            <text:p>100.35</text:p>
          </table:table-cell>
          <table:table-cell/>
          <table:table-cell table:formula="of:=COM.FINANCIALS.GETINFO.PYTHON.FINANCIALSIMPL.GETHISTORIC([.M$2];90;[.$C36];[.M$3])" office:value-type="float" office:value="13465.51" calcext:value-type="float">
            <text:p>13465.5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3" table:formula="of:=  TEXT([.C37];&quot;ddd&quot;)" office:value-type="string" office:string-value="Fri" calcext:value-type="string">
            <text:p>Fri</text:p>
          </table:table-cell>
          <table:table-cell table:style-name="ce116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" calcext:value-type="float">
            <text:p>42.76</text:p>
          </table:table-cell>
          <table:table-cell/>
          <table:table-cell table:formula="of:=COM.FINANCIALS.GETINFO.PYTHON.FINANCIALSIMPL.GETHISTORIC([.G$2];91;[.$C37];[.G$3])" office:value-type="float" office:value="10.89" calcext:value-type="float">
            <text:p>10.89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7" calcext:value-type="float">
            <text:p>93.17</text:p>
          </table:table-cell>
          <table:table-cell/>
          <table:table-cell table:formula="of:=COM.FINANCIALS.GETINFO.PYTHON.FINANCIALSIMPL.GETHISTORIC([.M$2];90;[.$C37];[.M$3])" office:value-type="float" office:value="12861.49" calcext:value-type="float">
            <text:p>12861.4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table:formula="of:=  TEXT([.C39];&quot;ddd&quot;)" office:value-type="string" office:string-value="Tue" calcext:value-type="string">
            <text:p>Tue</text:p>
          </table:table-cell>
          <table:table-cell table:style-name="ce116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7" calcext:value-type="float">
            <text:p>179.7</text:p>
          </table:table-cell>
          <table:table-cell/>
          <table:table-cell table:formula="of:=COM.FINANCIALS.GETINFO.PYTHON.FINANCIALSIMPL.GETHISTORIC([.G$2];91;[.$C39];[.G$3])" office:value-type="float" office:value="79.6" calcext:value-type="float">
            <text:p>79.6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8" calcext:value-type="float">
            <text:p>124.38</text:p>
          </table:table-cell>
          <table:table-cell/>
          <table:table-cell table:formula="of:=COM.FINANCIALS.GETINFO.PYTHON.FINANCIALSIMPL.GETHISTORIC([.M$2];90;[.$C39];[.M$3])" office:value-type="float" office:value="16152.61" calcext:value-type="float">
            <text:p>16152.61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0];&quot;ddd&quot;)" office:value-type="string" office:string-value="Tue" calcext:value-type="string">
            <text:p>Tue</text:p>
          </table:table-cell>
          <table:table-cell table:style-name="ce116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" calcext:value-type="float">
            <text:p>174.61</text:p>
          </table:table-cell>
          <table:table-cell/>
          <table:table-cell table:formula="of:=COM.FINANCIALS.GETINFO.PYTHON.FINANCIALSIMPL.GETHISTORIC([.G$2];91;[.$C40];[.G$3])" office:value-type="float" office:value="60.98" calcext:value-type="float">
            <text:p>60.98</text:p>
          </table:table-cell>
          <table:table-cell/>
          <table:table-cell table:formula="of:=COM.FINANCIALS.GETINFO.PYTHON.FINANCIALSIMPL.GETHISTORIC([.I$2];90;[.$C40];[.I$3])" office:value-type="float" office:value="127.96" calcext:value-type="float">
            <text:p>127.96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9" calcext:value-type="float">
            <text:p>15619.39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1];&quot;ddd&quot;)" office:value-type="string" office:string-value="Tue" calcext:value-type="string">
            <text:p>Tue</text:p>
          </table:table-cell>
          <table:table-cell table:style-name="ce116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2" calcext:value-type="float">
            <text:p>163.2</text:p>
          </table:table-cell>
          <table:table-cell/>
          <table:table-cell table:formula="of:=COM.FINANCIALS.GETINFO.PYTHON.FINANCIALSIMPL.GETHISTORIC([.G$2];91;[.$C41];[.G$3])" office:value-type="float" office:value="48.43" calcext:value-type="float">
            <text:p>48.43</text:p>
          </table:table-cell>
          <table:table-cell/>
          <table:table-cell table:formula="of:=COM.FINANCIALS.GETINFO.PYTHON.FINANCIALSIMPL.GETHISTORIC([.I$2];90;[.$C41];[.I$3])" office:value-type="float" office:value="128.92" calcext:value-type="float">
            <text:p>128.92</text:p>
          </table:table-cell>
          <table:table-cell/>
          <table:table-cell table:formula="of:=COM.FINANCIALS.GETINFO.PYTHON.FINANCIALSIMPL.GETHISTORIC([.K$2];90;[.$C41];[.K$3])" office:value-type="float" office:value="98.88" calcext:value-type="float">
            <text:p>98.88</text:p>
          </table:table-cell>
          <table:table-cell/>
          <table:table-cell table:formula="of:=COM.FINANCIALS.GETINFO.PYTHON.FINANCIALSIMPL.GETHISTORIC([.M$2];90;[.$C41];[.M$3])" office:value-type="float" office:value="13904.85" calcext:value-type="float">
            <text:p>13904.85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2];&quot;ddd&quot;)" office:value-type="string" office:string-value="Fri" calcext:value-type="string">
            <text:p>Fri</text:p>
          </table:table-cell>
          <table:table-cell table:style-name="ce116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1" calcext:value-type="float">
            <text:p>174.31</text:p>
          </table:table-cell>
          <table:table-cell/>
          <table:table-cell table:formula="of:=COM.FINANCIALS.GETINFO.PYTHON.FINANCIALSIMPL.GETHISTORIC([.G$2];91;[.$C42];[.G$3])" office:value-type="float" office:value="56.07" calcext:value-type="float">
            <text:p>56.07</text:p>
          </table:table-cell>
          <table:table-cell/>
          <table:table-cell table:formula="of:=COM.FINANCIALS.GETINFO.PYTHON.FINANCIALSIMPL.GETHISTORIC([.I$2];90;[.$C42];[.I$3])" office:value-type="float" office:value="126.4" calcext:value-type="float">
            <text:p>126.4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" calcext:value-type="float">
            <text:p>14446.48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3];&quot;ddd&quot;)" office:value-type="string" office:string-value="Tue" calcext:value-type="string">
            <text:p>Tue</text:p>
          </table:table-cell>
          <table:table-cell table:style-name="ce116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8" calcext:value-type="float">
            <text:p>159.48</text:p>
          </table:table-cell>
          <table:table-cell/>
          <table:table-cell table:formula="of:=COM.FINANCIALS.GETINFO.PYTHON.FINANCIALSIMPL.GETHISTORIC([.G$2];91;[.$C43];[.G$3])" office:value-type="float" office:value="37.11" calcext:value-type="float">
            <text:p>37.11</text:p>
          </table:table-cell>
          <table:table-cell/>
          <table:table-cell table:formula="of:=COM.FINANCIALS.GETINFO.PYTHON.FINANCIALSIMPL.GETHISTORIC([.I$2];90;[.$C43];[.I$3])" office:value-type="float" office:value="123.66" calcext:value-type="float">
            <text:p>123.66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7" calcext:value-type="float">
            <text:p>14039.4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4];&quot;ddd&quot;)" office:value-type="string" office:string-value="Wed" calcext:value-type="string">
            <text:p>Wed</text:p>
          </table:table-cell>
          <table:table-cell table:style-name="ce116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" calcext:value-type="float">
            <text:p>148.71</text:p>
          </table:table-cell>
          <table:table-cell/>
          <table:table-cell table:formula="of:=COM.FINANCIALS.GETINFO.PYTHON.FINANCIALSIMPL.GETHISTORIC([.G$2];91;[.$C44];[.G$3])" office:value-type="float" office:value="31.24" calcext:value-type="float">
            <text:p>31.24</text:p>
          </table:table-cell>
          <table:table-cell/>
          <table:table-cell table:formula="of:=COM.FINANCIALS.GETINFO.PYTHON.FINANCIALSIMPL.GETHISTORIC([.I$2];90;[.$C44];[.I$3])" office:value-type="float" office:value="126.7" calcext:value-type="float">
            <text:p>126.7</text:p>
          </table:table-cell>
          <table:table-cell/>
          <table:table-cell table:formula="of:=COM.FINANCIALS.GETINFO.PYTHON.FINANCIALSIMPL.GETHISTORIC([.K$2];90;[.$C44];[.K$3])" office:value-type="float" office:value="93.3" calcext:value-type="float">
            <text:p>93.3</text:p>
          </table:table-cell>
          <table:table-cell/>
          <table:table-cell table:formula="of:=COM.FINANCIALS.GETINFO.PYTHON.FINANCIALSIMPL.GETHISTORIC([.M$2];90;[.$C44];[.M$3])" office:value-type="float" office:value="14340.47" calcext:value-type="float">
            <text:p>14340.4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5];&quot;ddd&quot;)" office:value-type="string" office:string-value="Fri" calcext:value-type="string">
            <text:p>Fri</text:p>
          </table:table-cell>
          <table:table-cell table:style-name="ce116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3" calcext:value-type="float">
            <text:p>138.93</text:p>
          </table:table-cell>
          <table:table-cell/>
          <table:table-cell table:formula="of:=COM.FINANCIALS.GETINFO.PYTHON.FINANCIALSIMPL.GETHISTORIC([.G$2];91;[.$C45];[.G$3])" office:value-type="float" office:value="23.61" calcext:value-type="float">
            <text:p>23.61</text:p>
          </table:table-cell>
          <table:table-cell/>
          <table:table-cell table:formula="of:=COM.FINANCIALS.GETINFO.PYTHON.FINANCIALSIMPL.GETHISTORIC([.I$2];90;[.$C45];[.I$3])" office:value-type="float" office:value="127.36" calcext:value-type="float">
            <text:p>127.36</text:p>
          </table:table-cell>
          <table:table-cell/>
          <table:table-cell table:formula="of:=COM.FINANCIALS.GETINFO.PYTHON.FINANCIALSIMPL.GETHISTORIC([.K$2];90;[.$C45];[.K$3])" office:value-type="float" office:value="86.7" calcext:value-type="float">
            <text:p>86.7</text:p>
          </table:table-cell>
          <table:table-cell/>
          <table:table-cell table:formula="of:=COM.FINANCIALS.GETINFO.PYTHON.FINANCIALSIMPL.GETHISTORIC([.M$2];90;[.$C45];[.M$3])" office:value-type="float" office:value="12813.03" calcext:value-type="float">
            <text:p>12813.0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6];&quot;ddd&quot;)" office:value-type="string" office:string-value="Mon" calcext:value-type="string">
            <text:p>Mon</text:p>
          </table:table-cell>
          <table:table-cell table:style-name="ce116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1" calcext:value-type="float">
            <text:p>161.51</text:p>
          </table:table-cell>
          <table:table-cell/>
          <table:table-cell table:formula="of:=COM.FINANCIALS.GETINFO.PYTHON.FINANCIALSIMPL.GETHISTORIC([.G$2];91;[.$C46];[.G$3])" office:value-type="float" office:value="32.24" calcext:value-type="float">
            <text:p>32.24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" calcext:value-type="float">
            <text:p>91.69</text:p>
          </table:table-cell>
          <table:table-cell/>
          <table:table-cell table:formula="of:=COM.FINANCIALS.GETINFO.PYTHON.FINANCIALSIMPL.GETHISTORIC([.M$2];90;[.$C46];[.M$3])" office:value-type="float" office:value="13479.63" calcext:value-type="float">
            <text:p>13479.6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7];&quot;ddd&quot;)" office:value-type="string" office:string-value="Thu" calcext:value-type="string">
            <text:p>Thu</text:p>
          </table:table-cell>
          <table:table-cell table:style-name="ce116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" calcext:value-type="float">
            <text:p>157.96</text:p>
          </table:table-cell>
          <table:table-cell/>
          <table:table-cell table:formula="of:=COM.FINANCIALS.GETINFO.PYTHON.FINANCIALSIMPL.GETHISTORIC([.G$2];91;[.$C47];[.G$3])" office:value-type="float" office:value="26.94" calcext:value-type="float">
            <text:p>26.9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" calcext:value-type="float">
            <text:p>83.15</text:p>
          </table:table-cell>
          <table:table-cell/>
          <table:table-cell table:formula="of:=COM.FINANCIALS.GETINFO.PYTHON.FINANCIALSIMPL.GETHISTORIC([.M$2];90;[.$C47];[.M$3])" office:value-type="float" office:value="12630.23" calcext:value-type="float">
            <text:p>12630.23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48];&quot;ddd&quot;)" office:value-type="string" office:string-value="Mon" calcext:value-type="string">
            <text:p>Mon</text:p>
          </table:table-cell>
          <table:table-cell table:style-name="ce116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5" calcext:value-type="float">
            <text:p>142.45</text:p>
          </table:table-cell>
          <table:table-cell/>
          <table:table-cell table:formula="of:=COM.FINANCIALS.GETINFO.PYTHON.FINANCIALSIMPL.GETHISTORIC([.G$2];91;[.$C48];[.G$3])" office:value-type="float" office:value="20" calcext:value-type="float">
            <text:p>20</text:p>
          </table:table-cell>
          <table:table-cell/>
          <table:table-cell table:formula="of:=COM.FINANCIALS.GETINFO.PYTHON.FINANCIALSIMPL.GETHISTORIC([.I$2];90;[.$C48];[.I$3])" office:value-type="float" office:value="103.72" calcext:value-type="float">
            <text:p>103.72</text:p>
          </table:table-cell>
          <table:table-cell/>
          <table:table-cell table:formula="of:=COM.FINANCIALS.GETINFO.PYTHON.FINANCIALSIMPL.GETHISTORIC([.K$2];90;[.$C48];[.K$3])" office:value-type="float" office:value="84.81" calcext:value-type="float">
            <text:p>84.81</text:p>
          </table:table-cell>
          <table:table-cell/>
          <table:table-cell table:formula="of:=COM.FINANCIALS.GETINFO.PYTHON.FINANCIALSIMPL.GETHISTORIC([.M$2];90;[.$C48];[.M$3])" office:value-type="float" office:value="12209.48" calcext:value-type="float">
            <text:p>12209.48</text:p>
          </table:table-cell>
          <table:table-cell table:number-columns-repeated="51"/>
        </table:table-row>
        <table:table-row table:style-name="ro1">
          <table:table-cell/>
          <table:table-cell table:style-name="ce103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0];&quot;ddd&quot;)" office:value-type="string" office:string-value="Mon" calcext:value-type="string">
            <text:p>Mon</text:p>
          </table:table-cell>
          <table:table-cell table:style-name="ce116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7" calcext:value-type="float">
            <text:p>132.37</text:p>
          </table:table-cell>
          <table:table-cell/>
          <table:table-cell table:formula="of:=COM.FINANCIALS.GETINFO.PYTHON.FINANCIALSIMPL.GETHISTORIC([.G$2];91;[.$C50];[.G$3])" office:value-type="float" office:value="17.68" calcext:value-type="float">
            <text:p>17.68</text:p>
          </table:table-cell>
          <table:table-cell/>
          <table:table-cell table:formula="of:=COM.FINANCIALS.GETINFO.PYTHON.FINANCIALSIMPL.GETHISTORIC([.I$2];90;[.$C50];[.I$3])" office:value-type="float" office:value="84.29" calcext:value-type="float">
            <text:p>84.29</text:p>
          </table:table-cell>
          <table:table-cell/>
          <table:table-cell table:formula="of:=COM.FINANCIALS.GETINFO.PYTHON.FINANCIALSIMPL.GETHISTORIC([.K$2];90;[.$C50];[.K$3])" office:value-type="float" office:value="98.89" calcext:value-type="float">
            <text:p>98.89</text:p>
          </table:table-cell>
          <table:table-cell/>
          <table:table-cell table:formula="of:=COM.FINANCIALS.GETINFO.PYTHON.FINANCIALSIMPL.GETHISTORIC([.M$2];90;[.$C50];[.M$3])" office:value-type="float" office:value="13942.87" calcext:value-type="float">
            <text:p>13942.87</text:p>
          </table:table-cell>
          <table:table-cell table:number-columns-repeated="51"/>
        </table:table-row>
        <table:table-row table:style-name="ro1">
          <table:table-cell/>
          <table:table-cell table:style-name="ce103" table:formula="of:=  TEXT([.C51];&quot;ddd&quot;)" office:value-type="string" office:string-value="Tue" calcext:value-type="string">
            <text:p>Tue</text:p>
          </table:table-cell>
          <table:table-cell table:style-name="ce116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" calcext:value-type="float">
            <text:p>132.3</text:p>
          </table:table-cell>
          <table:table-cell/>
          <table:table-cell table:formula="of:=COM.FINANCIALS.GETINFO.PYTHON.FINANCIALSIMPL.GETHISTORIC([.G$2];91;[.$C51];[.G$3])" office:value-type="float" office:value="17.61" calcext:value-type="float">
            <text:p>17.61</text:p>
          </table:table-cell>
          <table:table-cell/>
          <table:table-cell table:formula="of:=COM.FINANCIALS.GETINFO.PYTHON.FINANCIALSIMPL.GETHISTORIC([.I$2];90;[.$C51];[.I$3])" office:value-type="float" office:value="83.8" calcext:value-type="float">
            <text:p>83.8</text:p>
          </table:table-cell>
          <table:table-cell/>
          <table:table-cell table:formula="of:=COM.FINANCIALS.GETINFO.PYTHON.FINANCIALSIMPL.GETHISTORIC([.K$2];90;[.$C51];[.K$3])" office:value-type="float" office:value="97.79" calcext:value-type="float">
            <text:p>97.79</text:p>
          </table:table-cell>
          <table:table-cell/>
          <table:table-cell table:formula="of:=COM.FINANCIALS.GETINFO.PYTHON.FINANCIALSIMPL.GETHISTORIC([.M$2];90;[.$C51];[.M$3])" office:value-type="float" office:value="13884.66" calcext:value-type="float">
            <text:p>13884.6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3];&quot;ddd&quot;)" office:value-type="string" office:string-value="Thu" calcext:value-type="string">
            <text:p>Thu</text:p>
          </table:table-cell>
          <table:table-cell table:style-name="ce116" office:value-type="date" office:date-value="2024-07-04" calcext:value-type="date">
            <text:p>2024-07-04</text:p>
          </table:table-cell>
          <table:table-cell/>
          <table:table-cell table:formula="of:=COM.FINANCIALS.GETINFO.PYTHON.FINANCIALSIMPL.GETHISTORIC([.E$2];90;[.$C53];[.E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G$2];91;[.$C53];[.G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I$2];90;[.$C53];[.I$3])" office:value-type="float" office:value="69.98" calcext:value-type="float">
            <text:p>69.98</text:p>
          </table:table-cell>
          <table:table-cell/>
          <table:table-cell table:formula="of:=COM.FINANCIALS.GETINFO.PYTHON.FINANCIALSIMPL.GETHISTORIC([.K$2];90;[.$C53];[.K$3])" office:value-type="float" office:value="187.02" calcext:value-type="float">
            <text:p>187.02</text:p>
          </table:table-cell>
          <table:table-cell/>
          <table:table-cell table:formula="of:=COM.FINANCIALS.GETINFO.PYTHON.FINANCIALSIMPL.GETHISTORIC([.M$2];90;[.$C53];[.M$3])" office:value-type="float" office:value="18450.48" calcext:value-type="float">
            <text:p>18450.48</text:p>
          </table:table-cell>
          <table:table-cell table:number-columns-repeated="5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6379d0acfc00{, supportedInterfaces={com.sun.star.uno.XComponentContext,com.sun.star.container.XNameContainer,com.sun.star.lang.XTypeProvider,com.sun.star.uno.XWeak,com.sun.star.lang.XComponent}}&#10;id(self)=127190166922832&#10;version=3.7.0&#10;file=/home/christian/.config/libreoffice/4/user/uno_packages/cache/uno_packages/lu1807221zwhhwy.tmp_/Financials-Extension.oxt/financials.py&#10;cwd=/home/christian&#10;home=/home/christian&#10;uname=Linux i9570 6.8.0-47-generic #47~22.04.1-Ubuntu SMP PREEMPT_DYNAMIC Wed Oct  2 16:16:55 UTC 2 x86_64 x86_64&#10;pid=7416&#10;sys.executable=/usr/bin/python3&#10;sys.version=3.10.12 (main, Nov  6 2024, 20:22:13) [GCC 11.4.0]&#10;sys.path=['/home/christian/.config/libreoffice/4/user/uno_packages/cache/uno_packages/lu1807221zwhhwy.tmp_/Financials-Extension.oxt', '/usr/lib/libreoffice/program', '/usr/lib/python310.zip', '/usr/lib/python3.10', '/usr/lib/python3.10/lib-dynload', '/usr/local/lib/python3.10/dist-packages', '/usr/lib/python3/dist-packages', '/usr/lib/libreoffice/program']&#10;locale=('en_GB', 'UTF-8')&#10;defaultlocale=('en_GB', 'UTF-8')&#10;dateutil=2.9.0.post0&#10;pytz=2024.1&#10;pyparsing=2.4.7&#10;six=1.16.0" calcext:value-type="string">
            <text:p>ctx=pyuno object (com.sun.star.uno.XComponentContext)0x6379d0acfc00{, supportedInterfaces={com.sun.star.uno.XComponentContext,com.sun.star.container.XNameContainer,com.sun.star.lang.XTypeProvider,com.sun.star.uno.XWeak,com.sun.star.lang.XComponent}}</text:p>
            <text:p>id(self)=127190166922832</text:p>
            <text:p>version=3.7.0</text:p>
            <text:p>file=/home/christian/.config/libreoffice/4/user/uno_packages/cache/uno_packages/lu1807221zwhhwy.tmp_/Financials-Extension.oxt/financials.py</text:p>
            <text:p>cwd=/home/christian</text:p>
            <text:p>home=/home/christian</text:p>
            <text:p>uname=Linux i9570 6.8.0-47-generic #47~22.04.1-Ubuntu SMP PREEMPT_DYNAMIC Wed Oct  2 16:16:55 UTC 2 x86_64 x86_64</text:p>
            <text:p>pid=7416</text:p>
            <text:p>sys.executable=/usr/bin/python3</text:p>
            <text:p>sys.version=3.10.12 (main, Nov  6 2024, 20:22:13) [GCC 11.4.0]</text:p>
            <text:p>sys.path=['/home/christian/.config/libreoffice/4/user/uno_packages/cache/uno_packages/lu1807221zwhhwy.tmp_/Financials-Extension.oxt', '/usr/lib/libreoffice/program', '/usr/lib/python310.zip', '/usr/lib/python3.10', '/usr/lib/python3.10/lib-dynload', '/usr/local/lib/python3.10/dist-packages', '/usr/lib/python3/dist-packages', '/usr/lib/libreoffice/program']</text:p>
            <text:p>locale=('en_GB', 'UTF-8')</text:p>
            <text:p>defaultlocale=('en_GB', 'UTF-8')</text:p>
            <text:p>dateutil=2.9.0.post0</text:p>
            <text:p>pytz=2024.1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decimal-places="0" number:min-integer-digits="0" number:grouping="true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12M51S</meta:editing-duration>
    <meta:editing-cycles>11</meta:editing-cycles>
    <meta:generator>LibreOffice/7.3.7.2$Linux_X86_64 LibreOffice_project/30$Build-2</meta:generator>
    <dc:date>2025-01-21T16:53:26.951462296</dc:date>
    <meta:document-statistic meta:table-count="4" meta:cell-count="1222" meta:object-count="0"/>
  </office:meta>
</office:document-meta>
</file>